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800000" fo:font-weight="bold" style:font-weight-asian="bold" style:font-weight-complex="bold"/>
    </style:style>
    <style:style style:name="T1" style:family="text">
      <style:text-properties fo:font-variant="normal" fo:text-transform="none" fo:color="#d1d2d3" style:font-name="Slack-Lato" fo:font-size="11.25pt" fo:letter-spacing="normal" fo:font-style="normal"/>
    </style:style>
    <style:style style:name="T2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style:font-name="Slack-Lato" fo:font-size="11.25pt" fo:letter-spacing="normal" fo:font-style="normal"/>
    </style:style>
    <style:style style:name="T4" style:family="text">
      <style:text-properties fo:font-variant="normal" fo:text-transform="none" style:font-name="Slack-Lat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olo tienen panícula MESU y BEMA, que vamos, es como si fuese uno de los tallos de la planta, y utilicé esta medida para sacar el número de flores de manera más sencilla en el campo. Si aparece que tiene solo 1 fruto por panícula es que no tiene panícula (solo tiene 1 fruto)</text:span> </text:p>
      <text:p text:style-name="P1"><text:span text:style-name="T3">LEMA tiene dos fechas diferentes de recogida de frutos, porque se alargó la temporada</text:span> </text:p>
      <text:p text:style-name="P1"><text:span text:style-name="T3">Pero la media está hecha teniendo en cuenta las dos fechas juntas</text:span> </text:p>
      <text:p text:style-name="P1"><text:span text:style-name="T3">La base de datos de Abundancia de flores ya está también corregida por los frutos que tienen MESU y BEMA por panícula</text:span> </text:p>
      <text:p text:style-name="P1"><text:span text:style-name="T3">Concluyendo, lo de la panícula ignorarlo jaja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1" style:font-size-asian="10pt" style:font-name-complex="Liberation Mono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5" meta:word-count="109" meta:character-count="592"/>
    <dc:date>2020-07-21T15:44:26.44</dc:date>
    <meta:generator>OpenOffice/4.1.0$Win32 OpenOffice.org_project/410m18$Build-9764</meta:generator>
  </office:meta>
</office:document-meta>
</file>